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3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2.setDataFields( List &lt; Test3 &gt; data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setValueType( String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1.setDataRows( List &lt; Test2 &gt; data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2.getData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ssue3607.testIssue36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TestData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3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1.getData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setData( Test1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